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C000001D1FC28BC4F0B3F4FD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5.1665in" svg:height="3.8752in" draw:z-index="0"><draw:image xlink:href="Pictures/100000000000026C000001D1FC28BC4F0B3F4FD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6:58:06.795791708</meta:creation-date>
    <dc:date>2021-03-24T11:53:44.525994478</dc:date>
    <meta:editing-duration>PT2M8S</meta:editing-duration>
    <meta:editing-cycles>2</meta:editing-cycles>
    <meta:generator>LibreOffice/7.0.5.2$Linux_X86_64 LibreOffice_project/0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